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817cm" fo:min-width="2.554cm"/>
    </style:style>
    <style:style style:name="gr2" style:family="graphic" style:parent-style-name="standard">
      <style:graphic-properties draw:textarea-horizontal-align="justify" draw:textarea-vertical-align="middle" draw:auto-grow-height="false" fo:min-height="1.368cm" fo:min-width="1.656cm"/>
    </style:style>
    <style:style style:name="gr3" style:family="graphic" style:parent-style-name="standard">
      <style:graphic-properties draw:textarea-horizontal-align="justify" draw:textarea-vertical-align="middle" draw:auto-grow-height="false" fo:min-height="1.457cm" fo:min-width="1.925cm"/>
    </style:style>
    <style:style style:name="gr4" style:family="graphic" style:parent-style-name="standard">
      <style:graphic-properties draw:textarea-horizontal-align="justify" draw:textarea-vertical-align="middle" draw:auto-grow-height="false" fo:min-height="1.546cm" fo:min-width="1.925cm"/>
    </style:style>
    <style:style style:name="gr5" style:family="graphic" style:parent-style-name="standard">
      <style:graphic-properties draw:textarea-horizontal-align="justify" draw:textarea-vertical-align="middle" draw:auto-grow-height="false" fo:min-height="1.576cm" fo:min-width="4.326cm" draw:shadow="hidden"/>
    </style:style>
    <style:style style:name="gr6" style:family="graphic" style:parent-style-name="standard">
      <style:graphic-properties draw:fill="solid" draw:fill-color="#729fcf" draw:opacity="100%" draw:textarea-horizontal-align="justify" draw:textarea-vertical-align="middle" draw:auto-grow-height="false" fo:min-height="1.817cm" fo:min-width="2.374cm" draw:shadow="hidden"/>
    </style:style>
    <style:style style:name="gr7" style:family="graphic" style:parent-style-name="standard">
      <style:graphic-properties draw:textarea-horizontal-align="justify" draw:textarea-vertical-align="middle" draw:auto-grow-height="false" fo:min-height="1.368cm" fo:min-width="2.105cm"/>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textarea-horizontal-align="justify" draw:textarea-vertical-align="middle" draw:auto-grow-height="false" fo:min-height="2.086cm" fo:min-width="0.938cm"/>
    </style:style>
    <style:style style:name="gr10" style:family="graphic" style:parent-style-name="standard">
      <style:graphic-properties draw:auto-grow-height="false" fo:min-height="0.786cm" fo:min-width="6.759cm" fo:wrap-option="no-wrap"/>
    </style:style>
    <style:style style:name="gr11" style:family="graphic" style:parent-style-name="standard">
      <style:graphic-properties draw:textarea-horizontal-align="justify" draw:textarea-vertical-align="middle" draw:auto-grow-height="false" fo:min-height="1.728cm" fo:min-width="2.986cm" fo:wrap-option="no-wrap"/>
    </style:style>
    <style:style style:name="gr12" style:family="graphic" style:parent-style-name="standard">
      <style:graphic-properties draw:textarea-horizontal-align="justify" draw:textarea-vertical-align="middle" draw:auto-grow-height="false" fo:min-height="1.782cm" fo:min-width="3.437cm"/>
    </style:style>
    <style:style style:name="P1" style:family="paragraph">
      <style:paragraph-properties fo:text-align="center"/>
      <style:text-properties fo:font-size="12pt" style:font-size-asian="12pt" style:font-size-complex="12pt"/>
    </style:style>
    <style:style style:name="P2" style:family="paragraph">
      <loext:graphic-properties draw:fill="solid" draw:fill-color="#729fcf" draw:opacity="100%"/>
      <style:paragraph-properties fo:text-align="center"/>
      <style:text-properties fo:font-size="12pt" style:font-size-asian="12pt" style:font-size-complex="12pt"/>
    </style:style>
    <style:style style:name="P3" style:family="paragraph">
      <loext:graphic-properties draw:fill="none"/>
      <style:paragraph-properties fo:text-align="center"/>
    </style:style>
    <style:style style:name="P4"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318cm" svg:height="2.921cm" svg:x="15.605cm" svg:y="9.509cm">
          <text:p text:style-name="P1"><text:span text:style-name="T1">Open CV process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3.048cm" svg:height="2.286cm" svg:x="4.429cm" svg:y="13.827cm">
          <text:p text:style-name="P1"><text:span text:style-name="T1">Mobil Ap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3.429cm" svg:height="2.413cm" svg:x="9.89cm" svg:y="18.399cm">
          <text:p text:style-name="P1"><text:span text:style-name="T1">AP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3.429cm" svg:height="2.54cm" svg:x="4.302cm" svg:y="9.636cm">
          <text:p text:style-name="P1"><text:span text:style-name="T1">Website front en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4.825cm" svg:height="2.921cm" draw:transform="skewX (0.00994837673636768) rotate (0.00977384381116825) translate (8.875cm 6.461cm)">
          <text:p text:style-name="P1"><text:span text:style-name="T1"><text:s/></text:span><text:span text:style-name="T1">Database/</text:span></text:p>
          <text:p text:style-name="P1"><text:span text:style-name="T1">Buffer of unused </text:span></text:p>
          <text:p text:style-name="P1"><text:span text:style-name="T1">previously generated</text:span></text:p>
          <text:p text:style-name="P1"><text:span text:style-name="T1"><text:s/></text:span><text:span text:style-name="T1">number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2" draw:layer="layout" svg:width="4.064cm" svg:height="2.921cm" svg:x="15.605cm" svg:y="19.034cm">
          <text:p text:style-name="P1"><text:span text:style-name="T1">Rndom Number</text:span></text:p>
          <text:p text:style-name="P1"><text:span text:style-name="T1"><text:s/></text:span><text:span text:style-name="T1">Gener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4.064cm" svg:height="2.921cm" svg:x="15.732cm" svg:y="14.208cm">
          <text:p text:style-name="P1"><text:span text:style-name="T1">Convert</text:span></text:p>
          <text:p text:style-name="P1"><text:span text:style-name="T1"><text:s/></text:span><text:span text:style-name="T1">position data </text:span></text:p>
          <text:p text:style-name="P1"><text:span text:style-name="T1">Into random</text:span></text:p>
          <text:p text:style-name="P1"><text:span text:style-name="T1">Bit strea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3.683cm" svg:height="2.286cm" svg:x="3.794cm" svg:y="18.399cm">
          <text:p text:style-name="P1"><text:span text:style-name="T1">Custom Ap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 draw:layer="layout" svg:x1="7.731cm" svg:y1="10.906cm" svg:x2="10.017cm" svg:y2="13.446cm">
          <text:p/>
        </draw:line>
        <draw:line draw:style-name="gr8" draw:text-style-name="P3" draw:layer="layout" svg:x1="7.096cm" svg:y1="15.732cm" svg:x2="9.255cm" svg:y2="15.097cm">
          <text:p/>
        </draw:line>
        <draw:line draw:style-name="gr8" draw:text-style-name="P3" draw:layer="layout" svg:x1="7.477cm" svg:y1="19.542cm" svg:x2="9.89cm" svg:y2="19.669cm">
          <text:p/>
        </draw:line>
        <draw:line draw:style-name="gr8" draw:text-style-name="P3" draw:layer="layout" svg:x1="11.668cm" svg:y1="18.399cm" svg:x2="11.795cm" svg:y2="15.732cm">
          <text:p/>
        </draw:line>
        <draw:line draw:style-name="gr8" draw:text-style-name="P3" draw:layer="layout" svg:x1="10.398cm" svg:y1="13.065cm" svg:x2="10.398cm" svg:y2="9.255cm">
          <text:p/>
        </draw:line>
        <draw:line draw:style-name="gr8" draw:text-style-name="P3" draw:layer="layout" svg:x1="12.557cm" svg:y1="9.255cm" svg:x2="12.557cm" svg:y2="13.065cm">
          <text:p/>
        </draw:line>
        <draw:line draw:style-name="gr8" draw:text-style-name="P3" draw:layer="layout" svg:x1="17.764cm" svg:y1="12.43cm" svg:x2="17.764cm" svg:y2="14.208cm">
          <text:p/>
        </draw:line>
        <draw:line draw:style-name="gr8" draw:text-style-name="P3" draw:layer="layout" svg:x1="17.764cm" svg:y1="17.002cm" svg:x2="17.764cm" svg:y2="19.034cm">
          <text:p/>
        </draw:line>
        <draw:line draw:style-name="gr8" draw:text-style-name="P3" draw:layer="layout" svg:x1="16.24cm" svg:y1="19.542cm" svg:x2="13.319cm" svg:y2="15.224cm">
          <text:p/>
        </draw:line>
        <draw:custom-shape draw:style-name="gr9" draw:text-style-name="P4" draw:layer="layout" svg:width="2.032cm" svg:height="3.302cm" svg:x="1.508cm" svg:y="14.208cm">
          <text:p text:style-name="P4">User</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line draw:style-name="gr8" draw:text-style-name="P3" draw:layer="layout" svg:x1="2.651cm" svg:y1="14.081cm" svg:x2="4.937cm" svg:y2="11.668cm">
          <text:p/>
        </draw:line>
        <draw:line draw:style-name="gr8" draw:text-style-name="P3" draw:layer="layout" svg:x1="3.54cm" svg:y1="15.732cm" svg:x2="4.429cm" svg:y2="14.97cm">
          <text:p/>
        </draw:line>
        <draw:line draw:style-name="gr8" draw:text-style-name="P3" draw:layer="layout" svg:x1="3.159cm" svg:y1="17.002cm" svg:x2="4.937cm" svg:y2="18.907cm">
          <text:p/>
        </draw:line>
        <draw:custom-shape draw:style-name="gr10" draw:layer="layout" svg:width="7.493cm" svg:height="1.27cm" svg:x="7.477cm" svg:y="1.381cm">
          <text:p>Use cases for SushiRNG</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 draw:text-style-name="P4" draw:layer="layout" svg:width="5.334cm" svg:height="3.048cm" svg:x="9.001cm" svg:y="12.811cm">
          <text:p text:style-name="P4">Web Backend</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 draw:text-style-name="P3" draw:layer="layout" svg:x1="9.509cm" svg:y1="13.319cm" svg:x2="7.477cm" svg:y2="11.414cm">
          <text:p/>
        </draw:line>
        <draw:line draw:style-name="gr8" draw:text-style-name="P3" draw:layer="layout" svg:x1="9.128cm" svg:y1="14.462cm" svg:x2="7.604cm" svg:y2="14.97cm">
          <text:p/>
        </draw:line>
        <draw:line draw:style-name="gr8" draw:text-style-name="P3" draw:layer="layout" svg:x1="11.414cm" svg:y1="15.859cm" svg:x2="11.287cm" svg:y2="18.526cm">
          <text:p/>
        </draw:line>
        <draw:line draw:style-name="gr8" draw:text-style-name="P3" draw:layer="layout" svg:x1="9.89cm" svg:y1="19.288cm" svg:x2="7.35cm" svg:y2="19.161cm">
          <text:p/>
        </draw:line>
        <draw:custom-shape draw:style-name="gr12" draw:text-style-name="P1" draw:layer="layout" svg:width="3.937cm" svg:height="2.032cm" svg:x="15.859cm" svg:y="6.334cm">
          <text:p text:style-name="P4"><text:span text:style-name="T1">Live cmamera feed </text:span></text:p>
          <text:p text:style-name="P4"><text:span text:style-name="T1">from fish tank.</text:span></text:p>
          <draw:enhanced-geometry svg:viewBox="0 0 21600 21600" draw:type="rectangle" draw:enhanced-path="M 0 0 L 21600 0 21600 21600 0 21600 0 0 Z N"/>
        </draw:custom-shape>
        <draw:line draw:style-name="gr8" draw:text-style-name="P3" draw:layer="layout" svg:x1="17.764cm" svg:y1="8.366cm" svg:x2="17.764cm" svg:y2="9.636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25T16:44:31.018308771</meta:creation-date>
    <dc:date>2016-06-25T17:07:46.316685125</dc:date>
    <meta:editing-duration>PT1M44S</meta:editing-duration>
    <meta:editing-cycles>1</meta:editing-cycles>
    <meta:document-statistic meta:object-count="29"/>
    <meta:generator>LibreOffice/5.1.3.2$Linux_X86_64 LibreOffice_project/10m0$Build-2</meta:generator>
  </office:meta>
</office:document-meta>
</file>